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1cm" fo:min-width="1.28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marker-start-width="0.2cm" draw:marker-end-width="0.2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cc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957cm" fo:min-width="1.793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2cm" fo:min-width="1.28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cc" draw:textarea-horizontal-align="justify" draw:textarea-vertical-align="middle" draw:auto-grow-height="false" fo:min-height="0.254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32cm" fo:min-width="1.283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4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9999ff" draw:textarea-horizontal-align="justify" draw:textarea-vertical-align="middle" draw:auto-grow-height="false" fo:min-height="0.72cm" fo:min-width="1.035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9999ff" draw:textarea-horizontal-align="justify" draw:textarea-vertical-align="middle" draw:auto-grow-height="false" fo:min-height="0.721cm" fo:min-width="1.035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95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1.171cm" fo:min-width="1.951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43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1.171cm" fo:min-width="1.952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26cm" fo:min-width="2.019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2.0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9999ff"/>
      <style:paragraph-properties fo:text-align="center"/>
    </style:style>
    <style:style style:name="P9" style:family="paragraph">
      <style:text-properties style:font-name="Latin Modern Math"/>
    </style:style>
    <style:style style:name="P10" style:family="paragraph">
      <loext:graphic-properties draw:fill="none" draw:fill-color="#ffffff"/>
      <style:text-properties style:font-name="Latin Modern Math" fo:font-size="16pt" style:font-size-asian="16pt" style:font-size-complex="16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Latin Modern Math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Latin Modern Math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style:font-name="Latin Modern Math" fo:font-size="16pt" style:font-size-asian="16pt" style:font-size-complex="16pt"/>
    </style:style>
    <style:style style:name="T3" style:family="text">
      <style:text-properties fo:color="#ffffff" style:font-name="Latin Modern Math"/>
    </style:style>
    <style:style style:name="T4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6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6.798cm">
          <draw:text-box>
            <text:p><text:span text:style-name="T1">Los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1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07cm" svg:y="7.573cm" svg:viewBox="0 0 257 220" draw:points="129,220 0,220 0,0 257,0 257,220">
            <text:p/>
          </draw:polygon>
          <draw:path draw:style-name="gr4" draw:text-style-name="P4" draw:layer="layout" svg:width="0.215cm" svg:height="0.23cm" svg:x="5.428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24cm" svg:y1="8.066cm" svg:x2="5.53cm" svg:y2="9.069cm" draw:start-shape="id1" draw:start-glue-point="8" svg:d="M5524 8066v761h6v242" svg:viewBox="0 0 7 1004">
          <text:p/>
        </draw:connector>
        <draw:custom-shape draw:style-name="gr7" draw:text-style-name="P7" xml:id="id2" draw:id="id2" draw:layer="layout" svg:width="0.691cm" svg:height="0.751cm" svg:x="5.2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5.455cm" svg:y="11.898cm" svg:viewBox="0 0 266 220" draw:points="133,220 0,220 0,0 266,0 266,220">
            <text:p/>
          </draw:polygon>
          <draw:path draw:style-name="gr4" draw:text-style-name="P4" draw:layer="layout" svg:width="0.231cm" svg:height="0.23cm" svg:x="5.475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6" draw:text-style-name="P6" draw:layer="layout" svg:x1="5.591cm" svg:y1="11.643cm" svg:x2="5.61cm" svg:y2="10.543cm" draw:start-shape="id2" draw:start-glue-point="4" draw:end-shape="id3" draw:end-glue-point="2" svg:d="M5591 11643v-550h19v-550" svg:viewBox="0 0 20 1101">
          <text:p/>
        </draw:connector>
        <draw:connector draw:style-name="gr6" draw:text-style-name="P6" draw:layer="layout" svg:x1="5.534cm" svg:y1="5.994cm" svg:x2="5.524cm" svg:y2="7.317cm" draw:end-shape="id1" draw:end-glue-point="4" svg:d="M5534 5994v402h-10v921" svg:viewBox="0 0 11 1324">
          <text:p/>
        </draw:connector>
        <draw:custom-shape draw:style-name="gr7" draw:text-style-name="P7" xml:id="id11" draw:id="id11" draw:layer="layout" svg:width="0.694cm" svg:height="0.749cm" svg:x="1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.183cm" svg:y="9.753cm" svg:viewBox="0 0 237 220" draw:points="119,220 0,220 0,0 237,0 237,220">
            <text:p/>
          </draw:polygon>
          <draw:path draw:style-name="gr4" draw:text-style-name="P4" draw:layer="layout" svg:width="0.186cm" svg:height="0.23cm" svg:x="2.209cm" svg:y="9.74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4" draw:id="id4" draw:layer="layout" svg:width="2.453cm" svg:height="1.367cm" svg:x="1.062cm" svg:y="9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3.515cm" svg:y1="9.874cm" svg:x2="4.639cm" svg:y2="9.873cm" draw:start-shape="id4" draw:start-glue-point="1" draw:end-shape="id3" draw:end-glue-point="3" svg:d="M3515 9874h562v-1h562" svg:viewBox="0 0 1125 2">
          <text:p/>
        </draw:connector>
        <draw:connector draw:style-name="gr6" draw:text-style-name="P6" draw:layer="layout" svg:x1="6.582cm" svg:y1="9.873cm" svg:x2="8.247cm" svg:y2="9.89cm" draw:start-shape="id3" draw:start-glue-point="1" svg:d="M6582 9873h1092v17h573" svg:viewBox="0 0 1666 18">
          <text:p/>
        </draw:connector>
        <draw:custom-shape draw:style-name="gr9" draw:text-style-name="P1" xml:id="id7" draw:id="id7" draw:layer="layout" svg:width="1.942cm" svg:height="1.34cm" svg:x="12.652cm" svg:y="9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9.47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9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5" draw:id="id5" draw:layer="layout" svg:width="0.69cm" svg:height="0.75cm" svg:x="13.1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8cm" svg:y1="8.068cm" svg:x2="13.542cm" svg:y2="9.07cm" draw:start-shape="id5" draw:start-glue-point="8" svg:d="M13538 8068v761h4v241" svg:viewBox="0 0 5 1003">
          <text:p/>
        </draw:connector>
        <draw:custom-shape draw:style-name="gr7" draw:text-style-name="P7" xml:id="id6" draw:id="id6" draw:layer="layout" svg:width="0.69cm" svg:height="0.751cm" svg:x="13.2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604cm" svg:y1="11.644cm" svg:x2="13.623cm" svg:y2="10.545cm" draw:start-shape="id6" draw:start-glue-point="4" draw:end-shape="id7" draw:end-glue-point="2" svg:d="M13604 11644v-549h19v-550" svg:viewBox="0 0 20 1100">
          <text:p/>
        </draw:connector>
        <draw:connector draw:style-name="gr6" draw:text-style-name="P6" draw:layer="layout" svg:x1="13.552cm" svg:y1="5.997cm" svg:x2="13.538cm" svg:y2="7.318cm" draw:end-shape="id5" draw:end-glue-point="4" svg:d="M13552 5997v402h-14v919" svg:viewBox="0 0 15 1322">
          <text:p/>
        </draw:connector>
        <draw:connector draw:style-name="gr6" draw:text-style-name="P6" draw:layer="layout" svg:x1="10.702cm" svg:y1="9.89cm" svg:x2="12.652cm" svg:y2="9.875cm" draw:end-shape="id7" draw:end-glue-point="3" svg:d="M10702 9890h716v-15h1234" svg:viewBox="0 0 1951 16">
          <text:p/>
        </draw:connector>
        <draw:connector draw:style-name="gr6" draw:text-style-name="P6" draw:layer="layout" svg:x1="14.594cm" svg:y1="9.875cm" svg:x2="16.261cm" svg:y2="9.891cm" draw:start-shape="id7" draw:start-glue-point="1" svg:d="M14594 9875h1093v16h574" svg:viewBox="0 0 1668 17">
          <text:p/>
        </draw:connector>
        <draw:custom-shape draw:style-name="gr11" draw:text-style-name="P1" xml:id="id10" draw:id="id10" draw:layer="layout" svg:width="1.941cm" svg:height="1.34cm" svg:x="20.383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9.474cm" svg:viewBox="0 0 483 686" draw:points="242,686 0,686 0,0 483,0 483,686">
            <text:p/>
          </draw:polygon>
          <draw:path draw:style-name="gr4" draw:text-style-name="P4" draw:layer="layout" svg:width="0.404cm" svg:height="0.704cm" svg:x="21.017cm" svg:y="9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8" draw:id="id8" draw:layer="layout" svg:width="0.69cm" svg:height="0.75cm" svg:x="20.9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9cm" svg:y1="8.069cm" svg:x2="21.274cm" svg:y2="9.071cm" draw:start-shape="id8" draw:start-glue-point="8" svg:d="M21269 8069v761h5v241" svg:viewBox="0 0 6 1003">
          <text:p/>
        </draw:connector>
        <draw:custom-shape draw:style-name="gr7" draw:text-style-name="P7" xml:id="id9" draw:id="id9" draw:layer="layout" svg:width="0.691cm" svg:height="0.751cm" svg:x="20.9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335cm" svg:y1="11.645cm" svg:x2="21.353cm" svg:y2="10.546cm" draw:start-shape="id9" draw:start-glue-point="4" draw:end-shape="id10" draw:end-glue-point="2" svg:d="M21335 11645v-549h18v-550" svg:viewBox="0 0 19 1100">
          <text:p/>
        </draw:connector>
        <draw:connector draw:style-name="gr6" draw:text-style-name="P6" draw:layer="layout" svg:x1="21.285cm" svg:y1="5.998cm" svg:x2="21.269cm" svg:y2="7.319cm" draw:end-shape="id8" draw:end-glue-point="4" svg:d="M21285 5998v402h-16v919" svg:viewBox="0 0 17 1322">
          <text:p/>
        </draw:connector>
        <draw:connector draw:style-name="gr6" draw:text-style-name="P6" draw:layer="layout" svg:x1="22.324cm" svg:y1="9.876cm" svg:x2="23.993cm" svg:y2="9.893cm" draw:start-shape="id10" draw:start-glue-point="1" svg:d="M22324 9876h1094v17h575" svg:viewBox="0 0 1670 18">
          <text:p/>
        </draw:connector>
        <draw:connector draw:style-name="gr6" draw:text-style-name="P6" draw:layer="layout" svg:x1="18.715cm" svg:y1="9.891cm" svg:x2="20.383cm" svg:y2="9.876cm" draw:end-shape="id10" draw:end-glue-point="3" svg:d="M18715 9891h575v-15h1093" svg:viewBox="0 0 1669 16">
          <text:p/>
        </draw:connector>
        <draw:custom-shape draw:style-name="gr12" draw:text-style-name="P7" xml:id="id15" draw:id="id15" draw:layer="layout" svg:width="0.694cm" svg:height="0.75cm" svg:x="9.2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7cm" svg:y="9.743cm" svg:viewBox="0 0 273 340" draw:points="136,340 0,340 0,0 273,0 273,340">
            <text:p/>
          </draw:polygon>
          <draw:path draw:style-name="gr4" draw:text-style-name="P4" draw:layer="layout" svg:width="0.168cm" svg:height="0.048cm" svg:x="9.509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73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7" draw:id="id17" draw:layer="layout" svg:width="2.453cm" svg:height="1.367cm" svg:x="8.34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0.694cm" svg:height="0.75cm" svg:x="17.1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4cm" svg:y="9.743cm" svg:viewBox="0 0 273 340" draw:points="136,340 0,340 0,0 273,0 273,340">
            <text:p/>
          </draw:polygon>
          <draw:path draw:style-name="gr4" draw:text-style-name="P4" draw:layer="layout" svg:width="0.168cm" svg:height="0.048cm" svg:x="17.40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6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9" draw:id="id19" draw:layer="layout" svg:width="2.453cm" svg:height="1.367cm" svg:x="16.23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694cm" svg:height="0.75cm" svg:x="24.90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3cm" svg:y="9.743cm" svg:viewBox="0 0 273 340" draw:points="136,340 0,340 0,0 273,0 273,340">
            <text:p/>
          </draw:polygon>
          <draw:path draw:style-name="gr4" draw:text-style-name="P4" draw:layer="layout" svg:width="0.168cm" svg:height="0.048cm" svg:x="25.19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5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21" draw:id="id21" draw:layer="layout" svg:width="2.453cm" svg:height="1.367cm" svg:x="24.02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13.451cm" svg:y="11.898cm" svg:viewBox="0 0 266 220" draw:points="133,220 0,220 0,0 266,0 266,220">
            <text:p/>
          </draw:polygon>
          <draw:path draw:style-name="gr4" draw:text-style-name="P4" draw:layer="layout" svg:width="0.231cm" svg:height="0.23cm" svg:x="13.471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21.242cm" svg:y="11.898cm" svg:viewBox="0 0 266 220" draw:points="133,220 0,220 0,0 266,0 266,220">
            <text:p/>
          </draw:polygon>
          <draw:path draw:style-name="gr4" draw:text-style-name="P4" draw:layer="layout" svg:width="0.231cm" svg:height="0.23cm" svg:x="21.262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ustom-shape draw:style-name="gr13" draw:text-style-name="P8" xml:id="id12" draw:id="id12" draw:layer="layout" svg:width="1.669cm" svg:height="1.104cm" svg:x="4.756cm" svg:y="13.4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5.249cm" svg:y="13.831cm" svg:viewBox="0 0 782 498" draw:points="390,498 0,498 0,0 782,0 782,498">
            <text:p/>
          </draw:polygon>
          <draw:path draw:style-name="gr4" draw:text-style-name="P4" draw:layer="layout" svg:width="0.377cm" svg:height="0.307cm" svg:x="5.267cm" svg:y="13.829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5.667cm" svg:y="13.896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6" draw:text-style-name="P6" draw:layer="layout" svg:x1="2.295cm" svg:y1="10.252cm" svg:x2="4.756cm" svg:y2="14.016cm" draw:start-shape="id11" draw:start-glue-point="8" draw:end-shape="id12" draw:end-glue-point="3" svg:d="M2295 10252v3764h2461" svg:viewBox="0 0 2462 3765">
          <text:p/>
        </draw:connector>
        <draw:connector draw:style-name="gr6" draw:text-style-name="P6" draw:layer="layout" svg:x1="5.59cm" svg:y1="13.464cm" svg:x2="5.591cm" svg:y2="12.394cm" draw:start-shape="id12" draw:start-glue-point="0" draw:end-shape="id2" draw:end-glue-point="8" svg:d="M5590 13464v-535h1v-535" svg:viewBox="0 0 2 1071">
          <text:p/>
        </draw:connector>
        <draw:custom-shape draw:style-name="gr13" draw:text-style-name="P8" xml:id="id13" draw:id="id13" draw:layer="layout" svg:width="1.669cm" svg:height="1.104cm" svg:x="12.751cm" svg:y="13.4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3.585cm" svg:y1="13.472cm" svg:x2="13.585cm" svg:y2="12.402cm" draw:start-shape="id13" draw:start-glue-point="0" svg:d="M13585 13472v-1070" svg:viewBox="0 0 1 1071">
          <text:p/>
        </draw:connector>
        <draw:custom-shape draw:style-name="gr14" draw:text-style-name="P8" xml:id="id14" draw:id="id14" draw:layer="layout" svg:width="1.669cm" svg:height="1.105cm" svg:x="20.541cm" svg:y="13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21.375cm" svg:y1="13.48cm" svg:x2="21.375cm" svg:y2="12.41cm" draw:start-shape="id14" draw:start-glue-point="0" svg:d="M21375 13480v-1070" svg:viewBox="0 0 1 1071">
          <text:p/>
        </draw:connector>
        <draw:connector draw:style-name="gr6" draw:text-style-name="P6" draw:layer="layout" svg:x1="9.574cm" svg:y1="10.303cm" svg:x2="12.751cm" svg:y2="14.024cm" draw:start-shape="id15" draw:start-glue-point="8" draw:end-shape="id13" draw:end-glue-point="3" svg:d="M9574 10303v3721h3177" svg:viewBox="0 0 3178 3722">
          <text:p/>
        </draw:connector>
        <draw:connector draw:style-name="gr6" draw:text-style-name="P6" draw:layer="layout" svg:x1="17.466cm" svg:y1="10.303cm" svg:x2="20.541cm" svg:y2="14.032cm" draw:start-shape="id16" draw:start-glue-point="8" draw:end-shape="id14" draw:end-glue-point="3" svg:d="M17466 10303v3729h3075" svg:viewBox="0 0 3076 3730">
          <text:p/>
        </draw:connector>
        <draw:g>
          <svg:title>TexMaths</svg:title>
          <svg:desc>14§display§z§svg§600§TRUE§</svg:desc>
          <draw:polygon draw:style-name="gr3" draw:text-style-name="P3" draw:layer="layout" svg:width="0.256cm" svg:height="0.219cm" svg:x="13.403cm" svg:y="7.573cm" svg:viewBox="0 0 257 220" draw:points="129,220 0,220 0,0 257,0 257,220">
            <text:p/>
          </draw:polygon>
          <draw:path draw:style-name="gr4" draw:text-style-name="P4" draw:layer="layout" svg:width="0.215cm" svg:height="0.23cm" svg:x="13.424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53cm" svg:y="7.573cm" svg:viewBox="0 0 257 220" draw:points="129,220 0,220 0,0 257,0 257,220">
            <text:p/>
          </draw:polygon>
          <draw:path draw:style-name="gr4" draw:text-style-name="P4" draw:layer="layout" svg:width="0.215cm" svg:height="0.23cm" svg:x="21.075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frame draw:style-name="gr15" draw:text-style-name="P10" draw:layer="layout" svg:width="6.473cm" svg:height="2.2cm" svg:x="3.776cm" svg:y="15.21cm">
          <draw:text-box>
            <text:p text:style-name="P9"><text:span text:style-name="T2">Stochastic policy network (optimized)</text:span></text:p>
          </draw:text-box>
        </draw:frame>
        <draw:custom-shape draw:style-name="gr16" draw:text-style-name="P11" xml:id="id18" draw:id="id18" draw:layer="layout" svg:width="2.603cm" svg:height="1.573cm" svg:x="8.271cm" svg:y="6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2" draw:layer="layout" svg:width="2.083cm" svg:height="0.993cm" svg:x="8.736cm" svg:y="6.453cm">
          <draw:text-box>
            <text:p text:style-name="P9"><text:span text:style-name="T3">cost</text:span></text:p>
          </draw:text-box>
        </draw:frame>
        <draw:custom-shape draw:style-name="gr18" draw:text-style-name="P11" xml:id="id20" draw:id="id20" draw:layer="layout" svg:width="2.604cm" svg:height="1.573cm" svg:x="16.159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2" draw:layer="layout" svg:width="2.083cm" svg:height="0.993cm" svg:x="16.624cm" svg:y="6.454cm">
          <draw:text-box>
            <text:p text:style-name="P9"><text:span text:style-name="T3">cost</text:span></text:p>
          </draw:text-box>
        </draw:frame>
        <draw:custom-shape draw:style-name="gr16" draw:text-style-name="P11" xml:id="id22" draw:id="id22" draw:layer="layout" svg:width="2.603cm" svg:height="1.573cm" svg:x="23.943cm" svg:y="6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2" draw:layer="layout" svg:width="2.083cm" svg:height="0.993cm" svg:x="24.408cm" svg:y="6.455cm">
          <draw:text-box>
            <text:p text:style-name="P9"><text:span text:style-name="T3">cost</text:span></text:p>
          </draw:text-box>
        </draw:frame>
        <draw:connector draw:style-name="gr6" draw:text-style-name="P6" draw:layer="layout" svg:x1="9.566cm" svg:y1="9.242cm" svg:x2="9.572cm" svg:y2="7.736cm" draw:start-shape="id17" draw:start-glue-point="0" draw:end-shape="id18" draw:end-glue-point="2" svg:d="M9566 9242v-753h6v-753" svg:viewBox="0 0 7 1507">
          <text:p/>
        </draw:connector>
        <draw:connector draw:style-name="gr6" draw:text-style-name="P6" draw:layer="layout" svg:x1="17.459cm" svg:y1="9.242cm" svg:x2="17.461cm" svg:y2="7.737cm" draw:start-shape="id19" draw:start-glue-point="0" draw:end-shape="id20" draw:end-glue-point="2" svg:d="M17459 9242v-753h2v-752" svg:viewBox="0 0 3 1506">
          <text:p/>
        </draw:connector>
        <draw:connector draw:style-name="gr6" draw:text-style-name="P6" draw:layer="layout" svg:x1="25.249cm" svg:y1="9.242cm" svg:x2="25.244cm" svg:y2="7.738cm" draw:start-shape="id21" draw:start-glue-point="0" draw:end-shape="id22" draw:end-glue-point="2" svg:d="M25249 9242v-752h-5v-752" svg:viewBox="0 0 6 1505">
          <text:p/>
        </draw:connector>
        <draw:g>
          <svg:title>TexMaths</svg:title>
          <svg:desc>14§display§\pi_\psi§svg§600§TRUE§</svg:desc>
          <draw:polygon draw:style-name="gr3" draw:text-style-name="P3" draw:layer="layout" svg:width="0.781cm" svg:height="0.497cm" svg:x="13.249cm" svg:y="13.832cm" svg:viewBox="0 0 782 498" draw:points="390,498 0,498 0,0 782,0 782,498">
            <text:p/>
          </draw:polygon>
          <draw:path draw:style-name="gr4" draw:text-style-name="P4" draw:layer="layout" svg:width="0.377cm" svg:height="0.307cm" svg:x="13.267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13.667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g>
          <svg:title>TexMaths</svg:title>
          <svg:desc>14§display§\pi_\psi§svg§600§TRUE§</svg:desc>
          <draw:polygon draw:style-name="gr3" draw:text-style-name="P3" draw:layer="layout" svg:width="0.781cm" svg:height="0.497cm" svg:x="21.05cm" svg:y="13.832cm" svg:viewBox="0 0 782 498" draw:points="390,498 0,498 0,0 782,0 782,498">
            <text:p/>
          </draw:polygon>
          <draw:path draw:style-name="gr4" draw:text-style-name="P4" draw:layer="layout" svg:width="0.377cm" svg:height="0.307cm" svg:x="21.068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21.468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ustom-shape draw:style-name="gr19" draw:text-style-name="P13" draw:layer="layout" svg:width="2.667cm" svg:height="1.524cm" svg:x="4.175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2.542cm" svg:height="0.962cm" svg:x="4.329cm" svg:y="4.71cm">
          <draw:text-box>
            <text:p text:style-name="P9"><text:span text:style-name="T4">sample</text:span></text:p>
          </draw:text-box>
        </draw:frame>
        <draw:custom-shape draw:style-name="gr19" draw:text-style-name="P13" draw:layer="layout" svg:width="2.667cm" svg:height="1.524cm" svg:x="12.174cm" svg:y="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2.542cm" svg:height="0.962cm" svg:x="12.328cm" svg:y="4.711cm">
          <draw:text-box>
            <text:p text:style-name="P9"><text:span text:style-name="T4">sample</text:span></text:p>
          </draw:text-box>
        </draw:frame>
        <draw:custom-shape draw:style-name="gr19" draw:text-style-name="P13" draw:layer="layout" svg:width="2.667cm" svg:height="1.524cm" svg:x="19.973cm" svg:y="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2.542cm" svg:height="0.962cm" svg:x="20.127cm" svg:y="4.712cm">
          <draw:text-box>
            <text:p text:style-name="P9"><text:span text:style-name="T4">sample</text:span></text:p>
          </draw:text-box>
        </draw:frame>
        <draw:frame draw:style-name="gr21" draw:text-style-name="P14" draw:layer="layout" svg:width="3.732cm" svg:height="0.89cm" svg:x="1.054cm" svg:y="7.985cm">
          <draw:text-box>
            <text:p><text:span text:style-name="T4">Initial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23T19:32:36.511544737</dc:date>
    <meta:editing-duration>P1DT5H45M54S</meta:editing-duration>
    <meta:editing-cycles>25</meta:editing-cycles>
    <meta:generator>LibreOffice/5.1.6.2$Linux_X86_64 LibreOffice_project/10m0$Build-2</meta:generator>
    <meta:document-statistic meta:object-count="113"/>
  </office:meta>
</office:document-meta>
</file>